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19"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draw:stroke="dash" draw:stroke-dash="Fine_20_Dashed" draw:marker-end="Arrow" draw:marker-end-width="0.3cm" draw:fill="none" draw:textarea-vertical-align="middle"/>
    </style:style>
    <style:style style:name="gr25"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6"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7"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8" style:family="graphic" style:parent-style-name="standard">
      <style:graphic-properties draw:textarea-vertical-align="middle"/>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807cm 6.0146175478569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778cm 3.69928840356473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rotate (-0.843168561639488) translate (8.68625139286674cm 0.13031496189682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1009cm 0.773588322138102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skewX (9.51774637415911E-017) rotate (0.844215759189498) translate (3.42963602271058cm 18.9323448301756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99cm 13.5859999999638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5.51480104214957E-017) rotate (-1.15261543801802) translate (12.01577148319cm 3.5600949128110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231cm 10.1319999999866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skewX (8.74958702376865E-017) rotate (0.909316540288874) translate (3.00764894058147cm 13.9459419200966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549cm 22.8268428826368cm)" svg:viewBox="0 0 4391 547" svg:d="m0 547c0 0 1343-536 2050-547 801-12 2341 547 2341 547">
          <text:p/>
        </draw:path>
        <draw:path draw:style-name="gr17" draw:text-style-name="P1" draw:layer="layout" svg:width="2.359cm" svg:height="0.33cm" draw:transform="rotate (-0.935845544920369) translate (7.56620970991805cm 19.0038766726534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8" draw:text-style-name="P1" draw:layer="layout" svg:width="3.697cm" svg:height="10.124cm" draw:transform="rotate (-1.68110113552181) translate (13.4638704368963cm 6.01561754793134cm)" svg:viewBox="0 0 3698 10125" svg:d="m0 10125c385-54 1082-220 1473-453 464-275 868-541 1188-948 323-411 570-1001 740-1491 145-418 241-1501 288-1943 44-412-86-2606-163-3302l-221-1988">
          <text:p/>
        </draw:path>
        <draw:path draw:style-name="gr19" draw:text-style-name="P1" draw:layer="layout" svg:width="6.368cm" svg:height="8.109cm" draw:transform="rotate (-0.843168561639487) translate (9.0642243487956cm -0.455801274194305cm)" svg:viewBox="0 0 6369 8110" svg:d="m0 7451c200 9 1445 483 1876 600s1777 110 2451-496c939-904 2042-7555 2042-7555">
          <text:p/>
        </draw:path>
        <draw:path draw:style-name="gr20" draw:text-style-name="P1" draw:layer="layout" svg:width="6.106cm" svg:height="7.585cm" draw:transform="rotate (-1.15191730631723) translate (10.7159828180277cm 1.42080606230144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1" draw:text-style-name="P1" draw:layer="layout" svg:width="3.656cm" svg:height="10.124cm" draw:transform="rotate (-1.68110113552181) translate (13.4638704368963cm 5.6146175479313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2" draw:text-style-name="P1" draw:layer="layout" svg:x1="3.2cm" svg:y1="9.5cm" svg:x2="13.3cm" svg:y2="5.5cm">
          <text:p text:style-name="P1"><text:s/></text:p>
        </draw:line>
        <draw:line draw:style-name="gr23"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4" draw:text-style-name="P1" draw:layer="layout" svg:x1="6.5cm" svg:y1="4.9cm" svg:x2="7.5cm" svg:y2="4.9cm">
          <text:p/>
        </draw:line>
        <draw:line draw:style-name="gr25" draw:text-style-name="P1" draw:layer="layout" svg:x1="8.8cm" svg:y1="11.645cm" svg:x2="10.3cm" svg:y2="11.645cm">
          <text:p/>
        </draw:line>
        <draw:line draw:style-name="gr26" draw:text-style-name="P1" draw:layer="layout" svg:x1="8.8cm" svg:y1="11.045cm" svg:x2="10.3cm" svg:y2="11.045cm">
          <text:p/>
        </draw:line>
        <draw:frame draw:style-name="gr27" draw:text-style-name="P19" draw:layer="layout" svg:width="2.965cm" svg:height="0.66cm" svg:x="10.421cm" svg:y="10.7cm">
          <draw:text-box>
            <text:p><text:span text:style-name="T16">Un seul modèle</text:span></text:p>
          </draw:text-box>
        </draw:frame>
        <draw:frame draw:style-name="gr27"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8" draw:text-style-name="P1" draw:layer="layout" svg:width="0.9cm" svg:height="3cm" svg:x="10.1cm" svg:y="15.8cm">
          <text:p/>
        </draw:rect>
        <draw:rect draw:style-name="gr28"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6T16:12:16.13</dc:date>
    <meta:editing-duration>PT1H8M20S</meta:editing-duration>
    <meta:editing-cycles>13</meta:editing-cycles>
    <meta:generator>OpenOffice.org/3.4.1$Win32 OpenOffice.org_project/341m1$Build-9593</meta:generator>
    <meta:document-statistic meta:object-count="89"/>
  </office:meta>
</office:document-meta>
</file>